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color="#000000"/>
    </style:style>
    <style:style style:name="P2" style:family="paragraph" style:parent-style-name="Standard">
      <style:paragraph-properties fo:margin-left="0cm" fo:margin-right="0cm" fo:margin-top="0.106cm" fo:margin-bottom="0.106cm" fo:orphans="2" fo:widows="2" fo:text-indent="0cm" style:auto-text-indent="false" fo:padding="0cm" fo:border="none"/>
      <style:text-properties fo:font-variant="normal" fo:text-transform="none" fo:color="#000000" style:text-line-through-style="none" style:font-name="inherit" fo:font-size="11.25pt" fo:letter-spacing="normal" fo:font-style="normal" style:text-underline-style="none" fo:font-weight="normal" style:text-blinking="false"/>
    </style:style>
    <style:style style:name="T1" style:family="text">
      <style:text-properties style:text-underline-style="solid" style:text-underline-type="double"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prowadzać zmiany, szczelnie zamknięty, mógł (czas przeszły), przyzwyczajony, całkowity, woleć, znajdować się, jednoznaczny, dokładnie, związany z czymś, z osobna, wyjmować, znaczyć, pewnie (zdecydowanie), porządnie (przyzwoicie), konkretny, posunąć się by zrobić przejście, złamać nogę, pozwalać sobie na coś, oburzyć się, drewniany, traktować, w drodze, od razu, właściwy, przy, podobnie, dokładny, wspólny, nieźle, cudowny (działający cuda), przyglądać się, przeznaczony, zmiażdżony, cudowny (wspaniały), pod spodem, zachwycony, prosić, przepisowy, żądać, jechać na sygnale, paskudny, upierać się, materialny (pieniężny,) porządnie (starannie), zbity z tropu, stwierdzać coś, zaniepokojony, dotychczasowy, ułożony, ukończyć studia, dzielić, różny (wieloraki), porządny, ostatecznie, przyszły, tęsknić, spojrzeć przed siebie, przebić (przedziurawić), radzić w sobie, rozpieszczać, zawołać, znosić, dotyczyć, wstąpić, dokonać, ukryć, kazać, przetrwać, pobrać się, rozwijać się, wprowadzać, sprawiać że, powitać, zawierać umowę, stać na coś, pochylić się, wyjaśniać, podchodzić, dawać przykład, odprowadzać do drzwi, towarzyszyć, wynajmować, zmniejszać, brać pod uwagę (rozpatrywać), obejrzeć ranę, ukazać się, zarobić dodatkowo, zsiąść, zastanawiać się, stwierdzać że, doczekać, polecić (zaproponować), przyjechać, odprowadzać, odsunąć, pociągnąć za sobą, oświadczyć się, uwielbiać, dorobić się, skarżyć się, dojechać, polegać (na czymś), wytrzymać, oszaleć, trafić do szpitala, posprzątać, zadziałać (wpływać na), potwierdzać, okazać się, dojść do siebie, opuścić (na przykład przesłonę)</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31T11:35:23.50</meta:creation-date>
    <meta:document-statistic meta:table-count="0" meta:image-count="0" meta:object-count="0" meta:page-count="1" meta:paragraph-count="2" meta:word-count="189" meta:character-count="1590"/>
    <dc:date>2025-09-05T20:43:06.26</dc:date>
    <meta:editing-duration>P5DT8H52M30S</meta:editing-duration>
    <meta:editing-cycles>1</meta:editing-cycles>
    <meta:generator>OpenOffice/4.1.10$Win32 OpenOffice.org_project/4110m2$Build-9807</meta:generator>
  </office:meta>
</office:document-meta>
</file>